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binary" manifest:full-path="layout-cache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Přílohy</text:h>
      <text:h text:style-name="Heading_20_2" text:outline-level="2">A. Gramatika arc souboru</text:h>
      <text:p text:style-name="textové_20_přílohy">arc_file == &lt;version_block&gt;&lt;rest_of_arc_file&gt;</text:p>
      <text:p text:style-name="textové_20_přílohy">version_block == See definition below</text:p>
      <text:p text:style-name="textové_20_přílohy">rest_of_arc_file == &lt;doc&gt;|&lt;doc&gt;&lt;rest_of_arc_file&gt;</text:p>
      <text:p text:style-name="textové_20_přílohy">doc == &lt;nl&gt;&lt;URL-record&gt;&lt;nl&gt;&lt;network_doc&gt;</text:p>
      <text:p text:style-name="textové_20_přílohy">URL-record == See definition below</text:p>
      <text:p text:style-name="textové_20_přílohy">network_doc == whatever the protocol returned</text:p>
      <text:p text:style-name="textové_20_přílohy">nl == Unix-newline-delimiter</text:p>
      <text:p text:style-name="textové_20_přílohy">sp == ' ' (ascii space) comma is inappropriate because it can be in an URL.</text:p>
      <text:h text:style-name="Heading_20_2" text:outline-level="2">B. Arc version block verze 2</text:h>
      <text:h text:style-name="Heading_20_3" text:outline-level="3">Vysvětlivky</text:h>
      <text:p text:style-name="textove_20_prilohy_20_komentar">version-number == integer in ascii </text:p>
      <text:p text:style-name="textove_20_prilohy_20_komentar">reserved == string with no white space </text:p>
      <text:p text:style-name="textove_20_prilohy_20_komentar">origin-code == Name of gathering organization with no white space </text:p>
      <text:p text:style-name="textove_20_prilohy_20_komentar">URL-record-definition == names of fields in URL records</text:p>
      <text:h text:style-name="Heading_20_3" text:outline-level="3">Příklad</text:h>
      <text:p text:style-name="textové_20_přílohy">version-2-block == filedesc://&lt;path&gt;&lt;sp&gt;&lt;ip_address&gt;&lt;sp&gt;&lt;date&gt;&lt;sp&gt;text/plain&lt;sp&gt;200&lt;sp&gt; </text:p>
      <text:p text:style-name="textové_20_přílohy">-&lt;sp&gt;-&lt;sp&gt;0&lt;sp&gt;&lt;filename&gt;&lt;sp&gt;&lt;length&gt;&lt;nl&gt; </text:p>
      <text:p text:style-name="textové_20_přílohy">2&lt;sp&gt;&lt;reserved&gt;&lt;sp&gt;&lt;origin-code&gt;&lt;nl&gt; </text:p>
      <text:p text:style-name="textové_20_přílohy">URL&lt;sp&gt;IP-address&lt;sp&gt;Archive-date&lt;sp&gt;Content-type&lt;sp&gt;Result-code&lt;sp&gt;Checksum&lt;sp&gt;Location&lt;sp&gt; Offset&lt;sp&gt;Filename&lt;sp&gt;Archive-length&lt;nl&gt; </text:p>
      <text:p text:style-name="textové_20_přílohy">&lt;nl&gt; </text:p>
      <text:h text:style-name="Heading_20_2" text:outline-level="2">C. Arc url record verze 2</text:h>
      <text:h text:style-name="Heading_20_3" text:outline-level="3">Vysvětlivky</text:h>
      <text:p text:style-name="textove_20_prilohy_20_komentar">url == ascii URL string (e.g., "http://www.alexa.com:80/") </text:p>
      <text:p text:style-name="textove_20_prilohy_20_komentar">ip_address == dotted-quad (eg 192.216.46.98 or 0.0.0.0) </text:p>
      <text:p text:style-name="textove_20_prilohy_20_komentar">archive-date == date archived </text:p>
      <text:p text:style-name="textove_20_prilohy_20_komentar">content-type == "no-type"|MIME type of data (e.g., "text/html") </text:p>
      <text:p text:style-name="textove_20_prilohy_20_komentar"><text:soft-page-break/>length == ascii representation of size of network doc in bytes </text:p>
      <text:p text:style-name="textove_20_prilohy_20_komentar">date == YYYYMMDDhhmmss (Greenwich Mean Time) </text:p>
      <text:p text:style-name="textove_20_prilohy_20_komentar">result-code == result code or response code, (e.g. 200 or 302) </text:p>
      <text:p text:style-name="textove_20_prilohy_20_komentar">checksum == ascii representation of a checksum of the data. The specifics of the checksum are implementation specific. </text:p>
      <text:p text:style-name="textove_20_prilohy_20_komentar">location == "-"|url of re-direct </text:p>
      <text:p text:style-name="textove_20_prilohy_20_komentar">offset == offset in bytes from beginning of file to beginning of URL-record </text:p>
      <text:p text:style-name="textove_20_prilohy_20_komentar">filename == name of arc file</text:p>
      <text:h text:style-name="Heading_20_3" text:outline-level="3">Příklad</text:h>
      <text:p text:style-name="textové_20_přílohy">URL-record-v2 == &lt;url&gt;&lt;sp&gt; </text:p>
      <text:p text:style-name="textové_20_přílohy">&lt;ip-address&gt;&lt;sp&gt; </text:p>
      <text:p text:style-name="textové_20_přílohy">&lt;archive-date&gt;&lt;sp&gt; </text:p>
      <text:p text:style-name="textové_20_přílohy">&lt;content-type&gt;&lt;sp&gt; </text:p>
      <text:p text:style-name="textové_20_přílohy">&lt;result-code&gt;&lt;sp&gt; </text:p>
      <text:p text:style-name="textové_20_přílohy">&lt;checksum&gt;&lt;sp&gt; </text:p>
      <text:p text:style-name="textové_20_přílohy">&lt;location&gt;&lt;sp&gt; </text:p>
      <text:p text:style-name="textové_20_přílohy">&lt;offset&gt;&lt;sp&gt; </text:p>
      <text:p text:style-name="textové_20_přílohy">&lt;filename&gt;&lt;sp&gt; </text:p>
      <text:p text:style-name="textové_20_přílohy">&lt;length&gt;&lt;nl&gt; </text:p>
      <text:h text:style-name="Heading_20_2" text:outline-level="2">D. Příklad arc souboru verze 2</text:h>
      <text:p text:style-name="textové_20_přílohy">filedesc://IA-001102.arc 0.0.0.0 19960923142103 text/plain 200 - - 0 </text:p>
      <text:p text:style-name="textové_20_přílohy">IA-001102.arc 122 </text:p>
      <text:p text:style-name="textové_20_přílohy">2 0 Alexa Internet </text:p>
      <text:p text:style-name="textové_20_přílohy">URL IP-address Archive-date Content-type Result-code Checksum </text:p>
      <text:p text:style-name="textové_20_přílohy">Location Offset Filename Archive-length </text:p>
      <text:p text:style-name="textové_20_přílohy">http://www.dryswamp.edu:80/index.html 127.10.100.2 19961104142103 </text:p>
      <text:p text:style-name="textové_20_přílohy">text/html 200 fac069150613fe55599cc7fa88aa089d - 209 IA-001102.arc 202 </text:p>
      <text:p text:style-name="textové_20_přílohy">HTTP/1.0 200 Document follows </text:p>
      <text:p text:style-name="textové_20_přílohy">Date: Mon, 04 Nov 1996 14:21:06 GMT </text:p>
      <text:p text:style-name="textové_20_přílohy">Server: NCSA/1.4.1 </text:p>
      <text:p text:style-name="textové_20_přílohy">Content-type: text/html Last-modified: Sat,10 Aug 1996 22:33:11 GMT </text:p>
      <text:p text:style-name="textové_20_přílohy">Content-length: 30 </text:p>
      <text:p text:style-name="textové_20_přílohy">&lt;HTML&gt; </text:p>
      <text:p text:style-name="textové_20_přílohy">Hello World!!! </text:p>
      <text:p text:style-name="textové_20_přílohy">&lt;/HTML&gt;</text:p>
      <text:h text:style-name="Heading_20_2" text:outline-level="2"><text:soft-page-break/>E. Arc soubor vytvořený pomocí crawleru Heritrix</text:h>
      <text:p text:style-name="textove_20_prilohy_20_komentar">Soubor je dostupný jako elektronická příloha bakalářské práce pod názvem IAH-20110905093545-00000-kovar-laptop-8090.arc.gz.</text:p>
      <text:h text:style-name="Heading_20_2" text:outline-level="2">F. Výstup z programu JHOVE pro přiložený arc soubor</text:h>
      <text:p text:style-name="textove_20_prilohy_20_komentar">Výstup pro soubor dostupný jako elektronická příloha bakalářské práce pod názvem IAH-20110905093545-00000-kovar-laptop-8090.arc.gz.</text:p>
      <text:h text:style-name="Heading_20_3" text:outline-level="3">Příklad</text:h>
      <text:p text:style-name="textové_20_přílohy">Jhove (Rel. 1.6, 2011-01-04) </text:p>
      <text:p text:style-name="textové_20_přílohy">Date: 2011-09-05 15:14:13 CEST </text:p>
      <text:p text:style-name="textové_20_přílohy">RepresentationInformation: ./IAH-20110905093545-00000-kovar-laptop-8090.arc.gz </text:p>
      <text:p text:style-name="textové_20_přílohy"><text:s text:c="2"/>ReportingModule: BYTESTREAM, Rel. 1.3 (2007-04-10) </text:p>
      <text:p text:style-name="textové_20_přílohy"><text:s text:c="2"/>LastModified: 2011-09-05 12:40:13 CEST </text:p>
      <text:p text:style-name="textové_20_přílohy"><text:s text:c="2"/>Size: 74389018 </text:p>
      <text:p text:style-name="textové_20_přílohy"><text:s text:c="2"/>Format: bytestream </text:p>
      <text:p text:style-name="textové_20_přílohy"><text:s text:c="2"/>Status: Well-Formed and valid </text:p>
      <text:p text:style-name="textové_20_přílohy"><text:s text:c="2"/>MIMEtype: application/octet-stream </text:p>
      <text:h text:style-name="Heading_20_2" text:outline-level="2">G. Výstup z programu JHOVE2 pro přiložený arc soubor</text:h>
      <text:p text:style-name="textove_20_prilohy_20_komentar">Soubor je dostupný jako elektronická příloha bakalářské práce pod názvem IAH-20110905093545-00000-kovar-laptop-8090.arc.gz_jhove2output.xml.</text:p>
      <text:h text:style-name="Heading_20_2" text:outline-level="2">H. Ukázka CDX indexu pro arc soubor</text:h>
      <text:p text:style-name="textove_20_prilohy_20_komentar">Celý CDX soubor je dostupný jako elektronická příloha bakalářské práce pod názvem index.cdx.</text:p>
      <text:h text:style-name="Heading_20_3" text:outline-level="3">Příklad</text:h>
      <text:p text:style-name="textové_20_přílohy">127.0.0.1/amk_new/ 20110905093547 http://127.0.0.1/amk_new/ text/html 200 O5DWG2NMAMAAW7JSGZE3BQ64J7VWCYO3 - - 1056 IAH-20110905093545-00000-kovar-laptop-8090.arc.gz </text:p>
      <text:p text:style-name="textové_20_přílohy">127.0.0.1/amk_new/administrace.php 20110905093710 http://127.0.0.1/amk_new/administrace.php text/html 200 VU7IP3IZ5B5AFN3W4KJ5GYMFDXIPCOHH - - 6542994 IAH-20110905093545-00000-kovar-laptop-8090.arc.gz </text:p>
      <text:p text:style-name="textové_20_přílohy">127.0.0.1/amk_new/css/style.css 20110905093549 http://127.0.0.1/amk_new/css/style.css text/css 200 UNJYNYSN3CGVNBPHQXBMM3DSNMH2K5R4 - - 4979 IAH-20110905093545-00000-kovar-laptop-8090.arc.gz </text:p>
      <text:p text:style-name="textové_20_přílohy"><text:soft-page-break/>127.0.0.1/amk_new/css/style-print.css 20110905093551 http://127.0.0.1/amk_new/css/style-print.css text/css 200 KPOV6UAGQ7NLORLWROHYWVOYI7EGISMH - - 7052 IAH-20110905093545-00000-kovar-laptop-8090.arc.gz </text:p>
      <text:p text:style-name="textové_20_přílohy">127.0.0.1/amk_new/favicon.ico 20110905093553 http://127.0.0.1/amk_new/favicon.ico text/html 404 NG54R3G5AQUDPVORCYARJCVCZA3BEMYH - - 7770 IAH-20110905093545-00000-kovar-laptop-8090.arc.gz </text:p>
      <text:p text:style-name="textové_20_přílohy">127.0.0.1/amk_new/fotogalerie/10_4_05/10.jpg 20110905103437 http://127.0.0.1/amk_new/fotogalerie/10_4_05/10.jpg image/jpeg 200 IAJOPBPAS7SKS4VI3KZFCPXBDDC3XJDZ - - 56117318 IAH-20110905093545-00000-kovar-laptop-8090.arc.gz </text:p>
      <text:h text:style-name="Heading_20_2" text:outline-level="2">I. Warc metadata record</text:h>
      <text:p text:style-name="textové_20_přílohy">WARC/1.0 </text:p>
      <text:p text:style-name="textové_20_přílohy">WARC-Type: metadata </text:p>
      <text:p text:style-name="textové_20_přílohy">WARC-Target-URI: http://www.archive.org/images/logoc.jpg </text:p>
      <text:p text:style-name="textové_20_přílohy">WARC-Date: 2006-09-19T17:20:24Z </text:p>
      <text:p text:style-name="textové_20_přílohy">WARC-Record-ID: &lt;urn:uuid:16da6da0-bcdc-49c3-927e-57494593b943&gt; </text:p>
      <text:p text:style-name="textové_20_přílohy">WARC-Concurrent-To: &lt;urn:uuid:92283950-ef2f-4d72-b224-f54c6ec90bb0&gt; </text:p>
      <text:p text:style-name="textové_20_přílohy">Content-Type: application/warc-fields </text:p>
      <text:p text:style-name="textové_20_přílohy">WARC-Block-Digest: sha1:VXT4AF5BBZVHDYKNC2CSM8TEAWDB6CH8 </text:p>
      <text:p text:style-name="textové_20_přílohy">Content-Length: 59 </text:p>
      <text:p text:style-name="textové_20_přílohy">© ISO 2006 — All rights reserved </text:p>
      <text:p text:style-name="textové_20_přílohy">23 </text:p>
      <text:p text:style-name="textové_20_přílohy">IS0 28500 </text:p>
      <text:p text:style-name="textové_20_přílohy">via: http://www.archive.org/ </text:p>
      <text:p text:style-name="textové_20_přílohy">hopsFromSeed: E </text:p>
      <text:p text:style-name="textové_20_přílohy">fetchTimeMs: 565 </text:p>
      <text:h text:style-name="Heading_20_2" text:outline-level="2">J. Warc request record</text:h>
      <text:p text:style-name="textové_20_přílohy">WARC/1.0 </text:p>
      <text:p text:style-name="textové_20_přílohy">WARC-Type: request </text:p>
      <text:p text:style-name="textové_20_přílohy">WARC-Target-URI: http://www.archive.org/images/logoc.jpg </text:p>
      <text:p text:style-name="textové_20_přílohy">WARC-Warcinfo-ID: &lt;urn:uuid:d7ae5c10-e6b3-4d27-967d-34780c58ba39&gt; </text:p>
      <text:p text:style-name="textové_20_přílohy">WARC-Date: 2006-09-19T17:20:24Z </text:p>
      <text:p text:style-name="textové_20_přílohy">Content-Length: 236 </text:p>
      <text:p text:style-name="textové_20_přílohy">WARC-Record-ID: &lt;urn:uuid:4885803b-eebd-4b27-a090-144450c11594&gt; </text:p>
      <text:p text:style-name="textové_20_přílohy">Content-Type: application/http;msgtype=request </text:p>
      <text:p text:style-name="textové_20_přílohy"><text:soft-page-break/>WARC-Concurrent-To: &lt;urn:uuid:92283950-ef2f-4d72-b224-f54c6ec90bb0&gt; </text:p>
      <text:p text:style-name="textové_20_přílohy">GET /images/logoc.jpg HTTP/1.0 </text:p>
      <text:p text:style-name="textové_20_přílohy">User-Agent: Mozilla/5.0 (compatible; heritrix/1.10.0) </text:p>
      <text:p text:style-name="textové_20_přílohy">From: stack@example.org </text:p>
      <text:p text:style-name="textové_20_přílohy">Connection: close </text:p>
      <text:p text:style-name="textové_20_přílohy">Referer: http://www.archive.org/ </text:p>
      <text:p text:style-name="textové_20_přílohy">Host: www.archive.org </text:p>
      <text:p text:style-name="textové_20_přílohy">Cookie: PHPSESSID=009d7bb11022f80605aa87e18224d824 </text:p>
      <text:h text:style-name="Heading_20_2" text:outline-level="2">K. Warc warcinfo record</text:h>
      <text:p text:style-name="textové_20_přílohy">WARC/1.0 </text:p>
      <text:p text:style-name="textové_20_přílohy">WARC-Type: warcinfo </text:p>
      <text:p text:style-name="textové_20_přílohy">WARC-Date: 2006-09-19T17:20:14Z </text:p>
      <text:p text:style-name="textové_20_přílohy">WARC-Record-ID: &lt;urn:uuid:d7ae5c10-e6b3-4d27-967d-34780c58ba39&gt; </text:p>
      <text:p text:style-name="textové_20_přílohy">Content-Type: application/warc-fields </text:p>
      <text:p text:style-name="textové_20_přílohy">Content-Length: 381 </text:p>
      <text:p text:style-name="textové_20_přílohy">software: Heritrix 1.12.0 http://crawler.archive.org </text:p>
      <text:p text:style-name="textové_20_přílohy">hostname: crawling017.archive.org </text:p>
      <text:p text:style-name="textové_20_přílohy">ip: 207.241.227.234 </text:p>
      <text:p text:style-name="textové_20_přílohy">isPartOf: testcrawl-20050708 </text:p>
      <text:p text:style-name="textové_20_přílohy">description: testcrawl with WARC output </text:p>
      <text:p text:style-name="textové_20_přílohy">operator: IA_Admin </text:p>
      <text:p text:style-name="textové_20_přílohy">http-header-user-agent: </text:p>
      <text:p text:style-name="textové_20_přílohy">Mozilla/5.0 (compatible; heritrix/1.4.0 +http://crawler.archive.org) </text:p>
      <text:p text:style-name="textové_20_přílohy">format: WARC file version 1.0 </text:p>
      <text:p text:style-name="textové_20_přílohy">conformsTo: </text:p>
      <text:p text:style-name="textové_20_přílohy">http://www.archive.org/documents/WarcFileFormat-1.0.html </text:p>
      <text:h text:style-name="Heading_20_2" text:outline-level="2">L. Warc soubor vytvořený z přiloženého arc souboru pomocí nástroje WARC-TOOLS</text:h>
      <text:p text:style-name="textove_20_prilohy_20_komentar">Soubor je dostupný jako elektronická příloha bakalářské práce pod názvem WARCTOOLS_IAH-20110905093545-00000-kovar-laptop-8090.warc.gz.</text:p>
      <text:h text:style-name="Heading_20_2" text:outline-level="2">M. Warc soubor vytvořený z přiloženého arc souboru pomocí nástroje WARC-TOOLS / hanzo</text:h>
      <text:p text:style-name="textove_20_prilohy_20_komentar">Soubor je dostupný jako elektronická příloha bakalářské práce pod názvem HANZO_IAH-20110905093545-00000-kovar-laptop-8090.warc.gz.</text:p>
      <text:h text:style-name="Heading_20_2" text:outline-level="2"><text:soft-page-break/>N. Warc soubor vytvořený z přiloženého arc souboru pomocí nástroje WARC-TOOLS / kpk09</text:h>
      <text:p text:style-name="textove_20_prilohy_20_komentar">Soubor je dostupný jako elektronická příloha bakalářské práce pod názvem KPK09_IAH-20110905093545-00000-kovar-laptop-8090.warc.gz.</text:p>
      <text:h text:style-name="Heading_20_2" text:outline-level="2">O. Výstup z programu JHOVE2 pro přiložený warc soubor</text:h>
      <text:p text:style-name="textove_20_prilohy_20_komentar">Soubor je dostupný jako elektronická příloha bakalářské práce pod názvem WARCTOOLS_IAH-20110905093545-00000-kovar-laptop-8090.warc.gz_jhove2output.xml. </text:p>
      <text:h text:style-name="Heading_20_2" text:outline-level="2">P. Popis standardu WARC</text:h>
      <text:p text:style-name="textove_20_prilohy_20_komentar">Soubor je dostupný jako elektronická příloha bakalářské práce pod názvem WARC_Guidelines_v1.pdf.</text:p>
      <text:h text:style-name="Heading_20_2" text:outline-level="2">Q. Mailová korespondence s pracovníky British library</text:h>
      <text:p text:style-name="textove_20_prilohy_20_komentar">Soubor je dostupný jako elektronická příloha bakalářské práce. Pod názvem british_library_mail1 jsou informace, které dostal Ing. Libor Coufal. Pod názvem british_library_mail2 jsou informace, které psali přímo mě. Pod názvem british_library_mail3 jsou informace, které jsem od pracovníků požadoval ohledně deduplikace souborů.</text:p>
      <text:h text:style-name="Heading_20_2" text:outline-level="2">R. WARCTOOLS – Functional Requirements Specification v8</text:h>
      <text:p text:style-name="textove_20_prilohy_20_komentar">Soubor je dostupný jako elektronická příloha bakalářské práce pod názvem warc-tools_phase_III_frs_v8.pdf.</text:p>
      <text:h text:style-name="Heading_20_2" text:outline-level="2">S. WARCTOOLS – Functional Requirements Specification </text:h>
      <text:p text:style-name="textove_20_prilohy_20_komentar">Soubor je dostupný jako elektronická příloha bakalářské práce pod názvem warc_tools_frs.pdf.</text:p>
      <text:h text:style-name="Heading_20_2" text:outline-level="2">T. WARCTOOLS – Non-Functional Requirements </text:h>
      <text:p text:style-name="textove_20_prilohy_20_komentar">Soubor je dostupný jako elektronická příloha bakalářské práce pod názvem warc_tools_nfr.pdf.</text:p>
      <text:h text:style-name="Heading_20_2" text:outline-level="2">U. WARCTOOLS – Software Requirements Specification</text:h>
      <text:p text:style-name="textove_20_prilohy_20_komentar">Soubor je dostupný jako elektronická příloha bakalářské práce pod názvem warc_tools_srs.pdf.</text:p>
      <text:h text:style-name="Heading_20_2" text:outline-level="2"><text:soft-page-break/>V. WARCTOOLS – výstup z nástroje warcdump pro warc soubor.</text:h>
      <text:p text:style-name="textove_20_prilohy_20_komentar">Soubor je dostupný jako elektronická příloha bakalářské práce pod názvem WARCTOOLS_IAH-20110905093545-00000-kovar-laptop-8090.warc.gz_warcdump.</text:p>
      <text:h text:style-name="Heading_20_2" text:outline-level="2">W. WARCTOOLS / hanzo – README soubor</text:h>
      <text:p text:style-name="textove_20_prilohy_20_komentar">Soubor je dostupný jako elektronická příloha bakalářské práce pod názvem warctools_hanzo_README.</text:p>
      <text:h text:style-name="Heading_20_2" text:outline-level="2">X. WARCTOOLS / hanzo – výstup z nástroje warcdump pro warc soubor.</text:h>
      <text:p text:style-name="textove_20_prilohy_20_komentar">Soubor je dostupný jako elektronická příloha bakalářské práce pod názvem HANZO_IAH-20110905093545-00000-kovar-laptop-8090.warc.gz_warcdump.</text:p>
      <text:h text:style-name="Heading_20_2" text:outline-level="2">Y. WARCTOOLS / hanzo – výstup z programu JHOVE2 pro přiložený warc soubor</text:h>
      <text:p text:style-name="textove_20_prilohy_20_komentar">Soubor je dostupný jako elektronická příloha bakalářské práce pod názvem HANZO_IAH-20110905093545-00000-kovar-laptop-8090.warc.gz_jhove2output.xml.</text:p>
      <text:h text:style-name="Heading_20_2" text:outline-level="2">Z. WARCTOOLS / kpk09 – README soubor</text:h>
      <text:p text:style-name="textove_20_prilohy_20_komentar">Soubor je dostupný jako elektronická příloha bakalářské práce pod názvem warctools_kpk09_README.</text:p>
      <text:h text:style-name="Heading_20_2" text:outline-level="2">AA. WARCTOOLS / kpk09 – výstup z nástroje warcdump pro warc soubor.</text:h>
      <text:p text:style-name="textove_20_prilohy_20_komentar">Soubor je dostupný jako elektronická příloha bakalářské práce pod názvem KPK09_IAH-20110905093545-00000-kovar-laptop-8090.warc.gz_warcdump.</text:p>
      <text:h text:style-name="Heading_20_2" text:outline-level="2">AB. WARCTOOLS / kpk09 – výstup z programu JHOVE2 pro přiložený warc soubor</text:h>
      <text:p text:style-name="textove_20_prilohy_20_komentar">Soubor je dostupný jako elektronická příloha bakalářské práce pod názvem KPK09_IAH-20110905093545-00000-kovar-laptop-8090.warc.gz_jhove2output.xml.</text:p>
      <text:h text:style-name="Heading_20_2" text:outline-level="2">AC. WARCTOOLS – archiv obsahující nástroj</text:h>
      <text:p text:style-name="textove_20_prilohy_20_komentar">Soubor je dostupný jako elektronická příloha bakalářské práce pod názvem warc-tools.tar.gz.</text:p>
      <text:h text:style-name="Heading_20_2" text:outline-level="2">AD. WARCTOOLS / hanzo – archiv obsahující nástroj</text:h>
      <text:p text:style-name="textove_20_prilohy_20_komentar">Soubor je dostupný jako elektronická příloha bakalářské práce pod názvem warc-<text:soft-page-break/>tools_hanzo.tar.gz.</text:p>
      <text:h text:style-name="Heading_20_2" text:outline-level="2">AE. WARCTOOLS / kpk09 – archiv obsahující nástroj</text:h>
      <text:p text:style-name="textove_20_prilohy_20_komentar">Soubor je dostupný jako elektronická příloha bakalářské práce pod názvem warc-tools_kpk09.tar.gz.</text:p>
      <text:h text:style-name="Heading_20_2" text:outline-level="2">AF. JHOVE2 – uživatelská příručka nástroje</text:h>
      <text:p text:style-name="textove_20_prilohy_20_komentar">Soubor je dostupný jako elektronická příloha bakalářské práce pod názvem JHOVE2-Users-Guide_20110222.pdf.</text:p>
      <text:h text:style-name="Heading_20_2" text:outline-level="2">AG. JHOVE2 – informace o aktualizace nástroje</text:h>
      <text:p text:style-name="textove_20_prilohy_20_komentar">Soubor je dostupný jako elektronická příloha bakalářské práce pod názvem NDIIPP-2010-JHOVE2.pdf.</text:p>
      <text:h text:style-name="Heading_20_2" text:outline-level="2">AH. JHOVE2 – archiv obsahující nástroj</text:h>
      <text:p text:style-name="textove_20_prilohy_20_komentar">Soubor je dostupný jako elektronická příloha bakalářské práce pod názvem jhove2-2.0.0.tar.gz.</text:p>
      <text:h text:style-name="Heading_20_2" text:outline-level="2">AI. Jpype – archiv obsahující nástroj</text:h>
      <text:p text:style-name="textove_20_prilohy_20_komentar">Soubor je dostupný jako elektronická příloha bakalářské práce pod názvem JPype-0.5.4.2.zip.</text:p>
      <text:p text:style-name="textove_20_prilohy_20_komentar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Courier New" svg:font-family="'Courier New'" style:font-adornments="Regular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fo:wrap-option="no-wrap" draw:shadow-offset-x="3mm" draw:shadow-offset-y="3mm" draw:start-line-spacing-horizontal="2.83mm" draw:start-line-spacing-vertical="2.83mm" draw:end-line-spacing-horizontal="2.83mm" draw:end-line-spacing-vertical="2.83m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cs" fo:country="CZ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2.51mm" style:writing-mode="page"/>
      <style:text-properties style:use-window-font-color="true" style:font-name="Times New Roman" fo:font-size="12pt" fo:language="cs" fo:country="CZ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fo:margin-left="0mm" fo:margin-right="0mm" fo:text-align="justify" style:justify-single-word="false" fo:text-indent="10mm" style:auto-text-indent="false" style:page-number="auto"/>
    </style:style>
    <style:style style:name="Heading" style:family="paragraph" style:parent-style-name="Standard" style:next-style-name="Text_20_body" style:class="text">
      <style:paragraph-properties fo:margin-top="4.23mm" fo:margin-bottom="2.12mm" fo:keep-with-next="always"/>
      <style:text-properties style:font-name="Arial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1.01mm" fo:margin-bottom="1.01mm" fo:line-height="150%" fo:text-align="justify" style:justify-single-word="false" style:page-number="auto"/>
      <style:text-properties fo:font-size="12pt" style:font-size-asian="10.5pt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2.12mm" fo:margin-bottom="2.12m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Footnote" style:family="paragraph" style:parent-style-name="Standard" style:class="extra">
      <style:paragraph-properties fo:margin-left="4.99mm" fo:margin-right="0mm" fo:text-indent="-4.99mm" style:auto-text-indent="false" text:number-lines="false" text:line-number="0"/>
      <style:text-properties fo:font-size="10pt" style:font-size-asian="10pt" style:font-size-complex="10pt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2pt" fo:font-weight="bold" style:font-size-asian="14pt" style:font-weight-asian="bold" style:font-size-complex="1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1" style:display-name="Contents 1" style:family="paragraph" style:parent-style-name="Index" style:list-style-name="List_20_1" style:class="index" style:master-page-name="">
      <style:paragraph-properties fo:margin-left="1.01mm" fo:margin-right="0mm" fo:margin-top="1.01mm" fo:margin-bottom="1.01mm" fo:line-height="120%" fo:text-align="start" style:justify-single-word="false" fo:text-indent="0mm" style:auto-text-indent="false" style:page-number="auto" fo:background-color="transparent" style:shadow="none">
        <style:tab-stops>
          <style:tab-stop style:position="170mm" style:type="right" style:leader-style="dotted" style:leader-text="."/>
        </style:tab-stops>
        <style:background-image/>
      </style:paragraph-properties>
      <style:text-properties fo:font-size="11pt"/>
    </style:style>
    <style:style style:name="Contents_20_2" style:display-name="Contents 2" style:family="paragraph" style:parent-style-name="Index" style:class="index">
      <style:paragraph-properties fo:margin-left="4.99mm" fo:margin-right="0mm" fo:text-indent="0mm" style:auto-text-indent="false">
        <style:tab-stops>
          <style:tab-stop style:position="165.01mm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19.97mm" fo:margin-right="0mm" fo:text-indent="0mm" style:auto-text-indent="false">
        <style:tab-stops>
          <style:tab-stop style:position="150.04mm" style:type="right" style:leader-style="dotted" style:leader-text="."/>
        </style:tab-stops>
      </style:paragraph-properties>
    </style:style>
    <style:style style:name="Index_20_1" style:display-name="Index 1" style:family="paragraph" style:parent-style-name="Index" style:class="index">
      <style:paragraph-properties fo:margin-left="0mm" fo:margin-right="0mm" fo:text-indent="0mm" style:auto-text-indent="false"/>
    </style:style>
    <style:style style:name="Contents_20_10" style:display-name="Contents 10" style:family="paragraph" style:parent-style-name="Index" style:class="index">
      <style:paragraph-properties fo:margin-left="44.93mm" fo:margin-right="0mm" fo:text-indent="0mm" style:auto-text-indent="false">
        <style:tab-stops>
          <style:tab-stop style:position="125.08mm" style:type="right" style:leader-style="dotted" style:leader-text=".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0%" fo:font-style="italic" fo:font-weight="bold" style:font-size-asian="85%" style:font-style-asian="italic" style:font-weight-asian="normal" style:font-size-complex="85%" style:font-style-complex="italic" style:font-weight-complex="bold"/>
    </style:style>
    <style:style style:name="Footer" style:family="paragraph" style:parent-style-name="Standard" style:class="extra">
      <style:paragraph-properties fo:margin-left="0mm" fo:margin-right="0mm" fo:text-indent="0mm" style:auto-text-indent="false" text:number-lines="false" text:line-number="0">
        <style:tab-stops>
          <style:tab-stop style:position="75mm" style:type="center"/>
          <style:tab-stop style:position="150.02mm" style:type="right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60.02mm" style:type="right" style:leader-style="dotted" style:leader-text="."/>
        </style:tab-stops>
      </style:paragraph-properties>
    </style:style>
    <style:style style:name="Signature" style:family="paragraph" style:parent-style-name="Standard" style:class="text">
      <style:paragraph-properties text:number-lines="false" text:line-number="0"/>
    </style:style>
    <style:style style:name="List_20_Indent" style:display-name="List Indent" style:family="paragraph" style:parent-style-name="Text_20_body" style:class="text">
      <style:paragraph-properties fo:margin-left="50.01mm" fo:margin-right="0mm" fo:text-indent="-45mm" style:auto-text-indent="false">
        <style:tab-stops>
          <style:tab-stop style:position="0mm"/>
        </style:tab-stops>
      </style:paragraph-properties>
    </style:style>
    <style:style style:name="List_20_1" style:display-name="List 1" style:family="paragraph" style:parent-style-name="List" style:list-style-name="List_20_1" style:class="list" style:master-page-name="">
      <style:paragraph-properties fo:margin-left="14.99mm" fo:margin-right="0mm" fo:margin-top="0mm" fo:margin-bottom="1.01mm" fo:text-indent="0mm" style:auto-text-indent="false" style:page-number="auto"/>
    </style:style>
    <style:style style:name="List_20_1_20_Cont." style:display-name="List 1 Cont." style:family="paragraph" style:parent-style-name="List" style:class="list">
      <style:paragraph-properties fo:margin-left="20mm" fo:margin-right="0mm" fo:margin-top="0mm" fo:margin-bottom="2.12mm" fo:text-indent="0mm" style:auto-text-indent="false"/>
    </style:style>
    <style:style style:name="Header" style:family="paragraph" style:parent-style-name="Standard" style:class="extra" style:master-page-name="">
      <style:paragraph-properties fo:margin-left="0mm" fo:margin-right="0mm" fo:text-indent="0mm" style:auto-text-indent="false" style:page-number="auto" text:number-lines="false" text:line-number="0">
        <style:tab-stops>
          <style:tab-stop style:position="72.5mm" style:type="center"/>
          <style:tab-stop style:position="145.01mm" style:type="right"/>
        </style:tab-stops>
      </style:paragraph-properties>
    </style:style>
    <style:style style:name="Untitled1" style:family="paragraph" style:parent-style-name="Text_20_body" style:master-page-name="">
      <style:paragraph-properties style:page-number="auto"/>
    </style:style>
    <style:style style:name="textové_20_přílohy" style:display-name="textové přílohy" style:family="paragraph" style:parent-style-name="Text_20_body" style:master-page-name="">
      <style:paragraph-properties fo:margin-left="4.99mm" fo:margin-right="0mm" fo:margin-top="1.01mm" fo:margin-bottom="1.01mm" fo:line-height="100%" fo:text-align="start" style:justify-single-word="false" fo:text-indent="0mm" style:auto-text-indent="false" style:page-number="auto"/>
      <style:text-properties style:font-name="Courier New" fo:font-size="10pt" style:font-size-asian="10.5pt"/>
    </style:style>
    <style:style style:name="textove_20_prilohy_20_komentar" style:display-name="textove prilohy komentar" style:family="paragraph" style:parent-style-name="Text_20_body" style:master-page-name="">
      <style:paragraph-properties fo:margin-left="0mm" fo:margin-right="0mm" fo:margin-top="0mm" fo:margin-bottom="0mm" fo:line-height="100%" fo:text-indent="0mm" style:auto-text-indent="false" style:page-number="auto"/>
      <style:text-properties style:font-size-asian="10.5pt"/>
    </style:style>
    <style:style style:name="seznam_20_literatury" style:display-name="seznam literatury" style:family="paragraph" style:parent-style-name="textove_20_prilohy_20_komentar" style:master-page-name="">
      <style:paragraph-properties fo:line-height="150%" fo:text-align="start" style:justify-single-word="false" style:page-number="auto"/>
      <style:text-properties style:font-size-asian="10.5pt"/>
    </style:style>
    <style:style style:name="Contents_20_4" style:display-name="Contents 4" style:family="paragraph" style:parent-style-name="Index" style:class="index">
      <style:paragraph-properties fo:margin-left="14.98mm" fo:margin-right="0mm" fo:text-indent="0mm" style:auto-text-indent="false">
        <style:tab-stops>
          <style:tab-stop style:position="135.04m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9.98mm" fo:margin-right="0mm" fo:text-indent="0mm" style:auto-text-indent="false">
        <style:tab-stops>
          <style:tab-stop style:position="140.04mm" style:type="right" style:leader-style="dotted" style:leader-text=".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mm" svg:y="0m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7.62mm" fo:text-indent="-7.62mm" fo:margin-left="7.62m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0.16mm" fo:text-indent="-10.16mm" fo:margin-left="10.16m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2.7mm" fo:text-indent="-12.7mm" fo:margin-left="12.7m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5.24mm" fo:text-indent="-15.24mm" fo:margin-left="15.24m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7.78mm" fo:text-indent="-17.78mm" fo:margin-left="17.78m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0.32mm" fo:text-indent="-20.32mm" fo:margin-left="20.32m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2.86mm" fo:text-indent="-22.86mm" fo:margin-left="22.86m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5.4mm" fo:text-indent="-25.4mm" fo:margin-left="25.4m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7.94mm" fo:text-indent="-27.94mm" fo:margin-left="27.94m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0.48mm" fo:text-indent="-30.48mm" fo:margin-left="30.48mm"/>
        </style:list-level-properties>
      </text:outline-level-style>
    </text:outline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4mm" fo:text-indent="-4mm" fo:margin-left="4mm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8.01mm" fo:text-indent="-4mm" fo:margin-left="8.01mm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1.99mm" fo:text-indent="-4mm" fo:margin-left="11.99m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6mm" fo:text-indent="-4mm" fo:margin-left="16m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0mm" fo:text-indent="-4mm" fo:margin-left="20m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4.01mm" fo:text-indent="-4mm" fo:margin-left="24.01m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7.99mm" fo:text-indent="-4mm" fo:margin-left="27.99m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2mm" fo:text-indent="-4mm" fo:margin-left="32m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6mm" fo:text-indent="-4mm" fo:margin-left="36m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0.01mm" fo:text-indent="-4mm" fo:margin-left="40.01mm"/>
        </style:list-level-properties>
        <style:text-properties style:font-name="OpenSymbol"/>
      </text:list-level-style-bullet>
    </text:list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4.99m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0.01mm" fo:page-height="297mm" style:num-format="1" style:print-orientation="portrait" fo:margin-top="24.99mm" fo:margin-bottom="35mm" fo:margin-left="35mm" fo:margin-right="24.99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>
        <style:header-footer-properties fo:min-height="0mm" fo:margin-left="0mm" fo:margin-right="0mm" fo:margin-top="4.99mm"/>
      </style:footer-style>
    </style:page-layout>
    <style:page-layout style:name="Mpm2">
      <style:page-layout-properties fo:page-width="210.01mm" fo:page-height="297mm" style:num-format="1" style:print-orientation="portrait" fo:margin-top="10mm" fo:margin-bottom="10mm" fo:margin-left="20mm" fo:margin-right="10mm" style:writing-mode="lr-tb" style:footnote-max-height="0mm">
        <style:footnote-sep style:width="0.18mm" style:distance-before-sep="1.01mm" style:distance-after-sep="1.01mm" style:line-style="none" style:adjustment="left" style:rel-width="25%" style:color="#000000"/>
      </style:page-layout-properties>
      <style:header-style>
        <style:header-footer-properties fo:min-height="0mm" fo:margin-left="0mm" fo:margin-right="0mm" fo:margin-bottom="4.99mm"/>
      </style:header-style>
      <style:footer-style/>
    </style:page-layout>
  </office:automatic-styles>
  <office:master-styles>
    <style:master-page style:name="Standard" style:page-layout-name="Mpm1">
      <style:header>
        <text:p text:style-name="Header">Nástroje pro migraci webového archivu<text:tab/><text:tab/>Martin Prokop</text:p>
      </style:header>
      <style:footer>
        <text:p text:style-name="MP1">– <text:page-number text:select-page="current">6</text:page-number> –</text:p>
      </style:footer>
    </style:master-page>
    <style:master-page style:name="HTML" style:page-layout-name="Mpm2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rtin Prokop</meta:initial-creator>
    <meta:creation-date>2011-03-10T17:20:49</meta:creation-date>
    <meta:generator>LibreOffice/3.4$Linux LibreOffice_project/340m1$Build-502</meta:generator>
    <dc:date>2012-04-11T14:27:28</dc:date>
    <dc:creator>Martin Prokop</dc:creator>
    <meta:editing-duration>P4DT8H35M23S</meta:editing-duration>
    <meta:editing-cycles>2299</meta:editing-cycles>
    <meta:document-statistic meta:table-count="0" meta:image-count="0" meta:object-count="0" meta:page-count="8" meta:paragraph-count="188" meta:word-count="1072" meta:character-count="10552" meta:non-whitespace-character-count="9547"/>
  </office:meta>
</office:document-meta>
</file>